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</office:automatic-styles>
  <office:body>
    <office:text>
      <text:p text:style-name="Text_20_body">Prezado …</text:p>
      <text:p text:style-name="Text_20_body">vemos por meio dessa carta avisar da SciPy Latin America 2016, a quarta conferência anual de Computação Científica com Python, será realizada nos dias 25, 26 e 27 de maio de 2016, em Florianópolis / Brasil. A conferência SciPy Latin America é focada em aplicações científicas e afins que utilizam Python, seguindo o exemplo de outras conferências regionais de mesmo tema que ocorrem na Europa (EuroSciPy), Índia (SciPy India) e Estados Unidos (SciPy). Esse encontro sucede 3 outros encontros de mesma temática ocorridos na Argentina em 2013, 2014 e 2015.</text:p>
      <text:p text:style-name="Text_20_body">O citado encontro consistirá de várias oficinas e palestras voltadas a pesquisadores, professores de diferentes níveis educacionais, estudantes, profissionais e empresários interessados em computação científica com o uso de softwares <text:span text:style-name="T1">open</text:span><text:span text:style-name="T2"> </text:span><text:span text:style-name="T3">source</text:span> como Python para, mas não limitado a, Ciências Exatas, Biológicas, Humanas, e da Terra.</text:p>
      <text:p text:style-name="Text_20_body">Tomando-se por base os encontros anteriores realizados na Argentina e Brasil, espera-se uma participação de aproximadamente 200 participantes provenientes das mais diferentes regiões. A organização da conferência oferece auxílio financeiro parcial para participantes, palestrantes e membros do comitê organizador de forma que o evento seja inclusivo. A verba para o auxílio financeiro, normalmente, é proveniente de instituições públicas e privadas.</text:p>
      <text:p text:style-name="Text_20_body">Gostaríamos do seu apoio para a realização do SciPy Latin America 2016. Estamos procurando …</text:p>
      <text:p text:style-name="Text_20_body">Para maiores informações, entre em contato com um dos organizadores do SciPy Latin America 2016: Ivan Ogasawara, <text:span text:style-name="T4">ivan.ogasawara@gmail.com</text:span> ou (48) 99090207, ou Letícia Portella, <text:span text:style-name="T5">leportella@gmail.com</text:span>.</text:p>
      <text:p text:style-name="Text_20_body">Obrigado pela atenção,</text:p>
      <text:p text:style-name="Text_20_body">Comissão Organizadora do SciPyLA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